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112.55mm"/>
    </style:style>
    <style:style style:name="co7" style:family="table-column">
      <style:table-column-properties fo:break-before="auto" style:column-width="33.04mm"/>
    </style:style>
    <style:style style:name="co8" style:family="table-column">
      <style:table-column-properties fo:break-before="auto" style:column-width="31.31mm"/>
    </style:style>
    <style:style style:name="co9" style:family="table-column">
      <style:table-column-properties fo:break-before="auto" style:column-width="122.08mm"/>
    </style:style>
    <style:style style:name="co10" style:family="table-column">
      <style:table-column-properties fo:break-before="auto" style:column-width="28.05mm"/>
    </style:style>
    <style:style style:name="co11" style:family="table-column">
      <style:table-column-properties fo:break-before="auto" style:column-width="180.27mm"/>
    </style:style>
    <style:style style:name="co12" style:family="table-column">
      <style:table-column-properties fo:break-before="auto" style:column-width="40.83mm"/>
    </style:style>
    <style:style style:name="co13" style:family="table-column">
      <style:table-column-properties fo:break-before="auto" style:column-width="50.92mm"/>
    </style:style>
    <style:style style:name="co14" style:family="table-column">
      <style:table-column-properties fo:break-before="auto" style:column-width="110.2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/>
      <table:table table:name="Conferencia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17" table:default-cell-style-name="ce9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DiMat</text:p>
          </table:table-cell>
          <table:table-cell office:value-type="string" calcext:value-type="string">
            <text:p>É uma combinacao entre GNU tools Bison e Fle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eb.ing.unisannio.it/villano/students/mas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odeBoos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codeboost.or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jtool.org</text:p>
          </table:table-cell>
          <table:table-cell table:number-columns-repeated="1017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ndus</text:p>
          </table:table-cell>
          <table:table-cell/>
          <table:table-cell office:value-type="string" calcext:value-type="string">
            <text:p>http://indus.projects.cis.ksu.ed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ACLE</text:p>
          </table:table-cell>
          <table:table-cell/>
          <table:table-cell office:value-type="string" calcext:value-type="string">
            <text:p>http://presto.cse.ohio-state.edu/tac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queensu.ca/home/thurston/etx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astAdd</text:p>
          </table:table-cell>
          <table:table-cell/>
          <table:table-cell office:value-type="string" calcext:value-type="string">
            <text:p>http://jastadd.cs.lth.se/we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ALA</text:p>
          </table:table-cell>
          <table:table-cell/>
          <table:table-cell office:value-type="string" calcext:value-type="string">
            <text:p>http://wala.sourceforge.net/wiki/index.php/Main_P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Wrangler</text:p>
          </table:table-cell>
          <table:table-cell office:value-type="string" calcext:value-type="string">
            <text:p>escrito em erlang, n suportado pelo analizo</text:p>
          </table:table-cell>
          <table:table-cell office:value-type="string" calcext:value-type="string">
            <text:p>http://www.cs.kent.ac.uk/projects/wrangler/Home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SP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icps.u-strasbg.fr/software/ms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JB</text:p>
          </table:table-cell>
          <table:table-cell/>
          <table:table-cell office:value-type="string" calcext:value-type="string">
            <text:p>https://www.dropbox.com/s/glhg8any43lccgm/EJB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rcML</text:p>
          </table:table-cell>
          <table:table-cell/>
          <table:table-cell office:value-type="string" calcext:value-type="string">
            <text:p>http://www.sdml.info/projects/srcml/tru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rror-prone</text:p>
          </table:table-cell>
          <table:table-cell/>
          <table:table-cell office:value-type="string" calcext:value-type="string">
            <text:p>http://code.google.com/p/error-pr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ccessAnalysis</text:p>
          </table:table-cell>
          <table:table-cell/>
          <table:table-cell office:value-type="string" calcext:value-type="string">
            <text:p>http://accessanalysis.sourceforge.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nputTracer</text:p>
          </table:table-cell>
          <table:table-cell/>
          <table:table-cell office:value-type="string" calcext:value-type="string">
            <text:p>http://www.ida.liu.se/divisions/adit/security/InputTrac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://www.sts.tu-harburg.de/research/spalt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://salt.ece.ubc.ca/content/jsnos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lowgen</text:p>
          </table:table-cell>
          <table:table-cell office:value-type="string" calcext:value-type="string">
            <text:p>escrito em python, n suportado pelo analiz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onarQubePlugin</text:p>
          </table:table-cell>
          <table:table-cell/>
          <table:table-cell office:value-type="string" calcext:value-type="string">
            <text:p>http://github.com/FrontEndART/SonarQube-plug-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e-munity</text:p>
          </table:table-cell>
          <table:table-cell office:value-type="string" calcext:value-type="string">
            <text:p>um patch em cima do GCC</text:p>
          </table:table-cell>
          <table:table-cell office:value-type="string" calcext:value-type="string">
            <text:p>http://sourceforge.net/p/emunity/code/ci/master/tre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TEBA</text:p>
          </table:table-cell>
          <table:table-cell office:value-type="string" calcext:value-type="string">
            <text:p>escrito em perl, n suportado pelo analizo</text:p>
          </table:table-cell>
          <table:table-cell office:value-type="string" calcext:value-type="string">
            <text:p>http://tebasaki.jp/sr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rotopurity</text:p>
          </table:table-cell>
          <table:table-cell office:value-type="string" calcext:value-type="string">
            <text:p>escrito em javascript, n suportado pelo analizo</text:p>
          </table:table-cell>
          <table:table-cell office:value-type="string" calcext:value-type="string">
            <text:p>https://github.com/jensnicolay/jipda/tree/scam2015/protopur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aultBuster</text:p>
          </table:table-cell>
          <table:table-cell office:value-type="string" calcext:value-type="string">
            <text:p>source não disponível</text:p>
          </table:table-cell>
          <table:table-cell office:value-type="string" calcext:value-type="string">
            <text:p>http://www.sed.inf.u-szeged.hu/FaultBu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s://github.com/Fraunhofer-AISEC/av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82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erencia ASE" table:style-name="ta1">
        <office:forms form:automatic-focus="false" form:apply-design-mode="false"/>
        <table:table-column table:style-name="co7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3" table:number-columns-repeated="1017" table:default-cell-style-name="ce9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mposite</text:p>
          </table:table-cell>
          <table:table-cell/>
          <table:table-cell office:value-type="string" calcext:value-type="string">
            <text:p>http://www.cs.ucsb.edu/~bultan/composit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mit.edu/~sarfraz/tester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0"/>
          <table:table-cell table:style-name="ce4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office:value-type="string" calcext:value-type="string">
            <text:p>http://bossa.lip6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bandera.projects.cs.ksu.ed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ve design patterns for computer role-playing g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calable approach to user-session based testing of Web applications through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ostra: a framework for detecting redundant object-oriented unit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alyzing interaction orderings with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ata mapping specification via schema heuristics and user inte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teractive visualization of concurrents programs [concurrents read concurrent]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ormal framework for automated analysis and verification of Web-based applications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ower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rtual humans: lessons learned in integrating a large-scale AI proje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signing and implementing a family of intrusion detec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troduction to doctoral symposiu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generation of testing tools for domain-specific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model transformation approach to automatic model construction and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fication and automated processing of security requirements (SAPS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security assurance tools, techniques and metrics (SSATTM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3rd international workshop on traceability in emerging forms of software engineering (TEFSE 20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certificate management (SoftCeMent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2nd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Winning the DARPA Grand Challenge: A Robot Race through the Mojave Dese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ygcc</text:p>
          </table:table-cell>
          <table:table-cell office:value-type="string" calcext:value-type="string">
            <text:p>modificacao no g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Kiasan/Bogor</text:p>
          </table:table-cell>
          <table:table-cell/>
          <table:table-cell office:value-type="string" calcext:value-type="string">
            <text:p>http://bogor.projects.cs.ksu.edu/manual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osl.minnie.ai.kyutech.ac.j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ase.csc.ncsu.edu/parseweb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ISIS4J</text:p>
          </table:table-cell>
          <table:table-cell office:value-type="string" calcext:value-type="string">
            <text:p>artigo não indica onde obter</text:p>
          </table:table-cell>
          <table:table-cell office:value-type="string" calcext:value-type="string">
            <text:p>http://cs.mcgill.ca/~martin/concern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www.st.cs.uni-saarland.de/birthmarkin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sourceforge.net/projects/eclipse-im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verify.ethz.ch/ddverif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sfu.ca/~dbeyer/blast_cpaplu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TYASM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toronto.edu/~kelvin/ase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Yasm</text:p>
          </table:table-cell>
          <table:table-cell/>
          <table:table-cell office:value-type="string" calcext:value-type="string">
            <text:p>www.cs.toronto.edu/~tomhart/ptyas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users.ecs.soton.ac.uk/lcc08r/esbmc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Tikanga</text:p>
          </table:table-cell>
          <table:table-cell office:value-type="string" calcext:value-type="string">
            <text:p>artigo não indica onde obter</text:p>
          </table:table-cell>
          <table:table-cell office:value-type="string" calcext:value-type="string">
            <text:p>http://www.st.cs.uni-saarland.de/model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Assert</text:p>
          </table:table-cell>
          <table:table-cell/>
          <table:table-cell office:value-type="string" calcext:value-type="string">
            <text:p>http://mir.cs.illinois.edu/reas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Loopfrog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verify.inf.usi.ch/content/loopfro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Jtop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code.google.com/p/pku-jto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UIZMO</text:p>
          </table:table-cell>
          <table:table-cell/>
          <table:table-cell office:value-type="string" calcext:value-type="string">
            <text:p>http://modelum.es/trac/guizm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ode.google.com/p/hyperdb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turingmachine.org/nin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Vdiff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web.cs.ucla.edu/~miryung/software/vdiff/web/index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office:value-type="string" calcext:value-type="string">
            <text:p>SIM</text:p>
          </table:table-cell>
          <table:table-cell/>
          <table:table-cell table:style-name="ce7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ucl.ac.uk/staff/nalshahw/sw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ode.google.com/p/failuredoc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BES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sead1.open.ac.uk/mc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se.inf.ethz.ch/research/autofix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code.google.com/archive/p/iregressi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momentum.labri.fr/projects/diagnos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at.cse.ust.hk:8080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liafa.jussieu.fr/~song/PuM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JstereoCod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wayne.edu/~severe/jstereoco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hess-project.ning.c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.ict.swin.edu.au/personal/huannguyen/REInDetect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Flow</text:p>
          </table:table-cell>
          <table:table-cell/>
          <table:table-cell office:value-type="string" calcext:value-type="string">
            <text:p>http://vazexqi.github.io/JFlow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pages.cs.wisc.edu/~liblit/ase-2013/cod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salt.ece.ubc.ca/software/pythi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Seq</text:p>
          </table:table-cell>
          <table:table-cell/>
          <table:table-cell office:value-type="string" calcext:value-type="string">
            <text:p>http://users.ecs.soton.ac.uk/gp4/cseq/files/cseq-0.5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se.unl.edu/~myra/artifacts/PrefFinder_2014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github.com/vlab-cs-ucsb/Strang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3.nd.edu/~hcai/di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êv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formal.iti.kit.edu/improv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otrack</text:p>
          </table:table-cell>
          <table:table-cell/>
          <table:table-cell office:value-type="string" calcext:value-type="string">
            <text:p>https://github.com/MaxLillack/Lotra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c, lightweight includes resolution for PH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railer</text:p>
          </table:table-cell>
          <table:table-cell office:value-type="string" calcext:value-type="string">
            <text:p>escrito em ruby, n suportado pelo analizo</text:p>
          </table:table-cell>
          <table:table-cell office:value-type="string" calcext:value-type="string">
            <text:p>http://people.csail.mit.edu/jnear/derail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PAnalyzer</text:p>
          </table:table-cell>
          <table:table-cell/>
          <table:table-cell office:value-type="string" calcext:value-type="string">
            <text:p>https://github.com/YoshikiHigo/MPAnaly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HUSACCT: architecture compliance checking with rich sets of module and rul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tilizing feature location techniques for feature addition and feature enhan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ogram Analysis for Secure Big Data Process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umTree</text:p>
          </table:table-cell>
          <table:table-cell/>
          <table:table-cell office:value-type="string" calcext:value-type="string">
            <text:p>https://github.com/jrfaller/gumtre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OMPLETION</text:p>
          </table:table-cell>
          <table:table-cell office:value-type="string" calcext:value-type="string">
            <text:p>escrito em javascript, n suportado pelo analizo</text:p>
          </table:table-cell>
          <table:table-cell office:value-type="string" calcext:value-type="string">
            <text:p>https://github.com/saltlab/domple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drea Di Sorbo ; Sebastiano Panichella ; Corrado A. Visaggio ; Massimiliano Di Penta ; Gerardo Canfora ; Harald C. Ga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2L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PARTA</text:p>
          </table:table-cell>
          <table:table-cell/>
          <table:table-cell office:value-type="string" calcext:value-type="string">
            <text:p>http://types.cs.washington.edu/spart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.cse.ust.hk/~xguaa/srmine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seudogen</text:p>
          </table:table-cell>
          <table:table-cell office:value-type="string" calcext:value-type="string">
            <text:p>escrito em python, n suportado pelo analizo</text:p>
          </table:table-cell>
          <table:table-cell office:value-type="string" calcext:value-type="string">
            <text:p>http://ahclab.naist.jp/pseudog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IVL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vsl.cis.udel.edu/civl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R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sites.google.com/site/grtprojectut/downl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bitbucket.org/bestchai/texad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70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ramentas encontradas" table:style-name="ta1">
        <office:forms form:automatic-focus="false" form:apply-design-mode="false"/>
        <table:table-column table:style-name="co10" table:default-cell-style-name="ce2"/>
        <table:table-column table:style-name="co11" table:default-cell-style-name="ce2"/>
        <table:table-column table:style-name="co3" table:default-cell-style-name="ce5"/>
        <table:table-column table:style-name="co3" table:default-cell-style-name="ce6"/>
        <table:table-column table:style-name="co12" table:default-cell-style-name="ce8"/>
        <table:table-column table:style-name="co13" table:default-cell-style-name="ce2"/>
        <table:table-column table:style-name="co14" table:default-cell-style-name="ce2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Indus</text:p>
          </table:table-cell>
          <table:table-cell/>
          <table:table-cell office:value-type="string" calcext:value-type="string">
            <text:p>http://indus.projects.cis.ksu.edu</text:p>
          </table:table-cell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TACLE</text:p>
          </table:table-cell>
          <table:table-cell/>
          <table:table-cell office:value-type="string" calcext:value-type="string">
            <text:p>http://presto.cse.ohio-state.edu/tacle</text:p>
          </table:table-cell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JastAdd</text:p>
          </table:table-cell>
          <table:table-cell/>
          <table:table-cell office:value-type="string" calcext:value-type="string">
            <text:p>http://jastadd.cs.lth.se/web</text:p>
          </table:table-cell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WALA</text:p>
          </table:table-cell>
          <table:table-cell/>
          <table:table-cell office:value-type="string" calcext:value-type="string">
            <text:p>http://wala.sourceforge.net/wiki/index.php/Main_Page</text:p>
          </table:table-cell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EJB</text:p>
          </table:table-cell>
          <table:table-cell/>
          <table:table-cell office:value-type="string" calcext:value-type="string">
            <text:p>https://www.dropbox.com/s/glhg8any43lccgm/EJB.zip</text:p>
          </table:table-cell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rcML</text:p>
          </table:table-cell>
          <table:table-cell/>
          <table:table-cell office:value-type="string" calcext:value-type="string">
            <text:p>http://www.sdml.info/projects/srcml/trunk</text:p>
          </table:table-cell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error-prone</text:p>
          </table:table-cell>
          <table:table-cell/>
          <table:table-cell office:value-type="string" calcext:value-type="string">
            <text:p>http://code.google.com/p/error-prone</text:p>
          </table:table-cell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AccessAnalysis</text:p>
          </table:table-cell>
          <table:table-cell/>
          <table:table-cell office:value-type="string" calcext:value-type="string">
            <text:p>http://accessanalysis.sourceforge.net</text:p>
          </table:table-cell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InputTracer</text:p>
          </table:table-cell>
          <table:table-cell/>
          <table:table-cell office:value-type="string" calcext:value-type="string">
            <text:p>http://www.ida.liu.se/divisions/adit/security/InputTracer</text:p>
          </table:table-cell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onarQubePlugin</text:p>
          </table:table-cell>
          <table:table-cell/>
          <table:table-cell office:value-type="string" calcext:value-type="string">
            <text:p>http://github.com/FrontEndART/SonarQube-plug-in</text:p>
          </table:table-cell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composite</text:p>
          </table:table-cell>
          <table:table-cell/>
          <table:table-cell office:value-type="string" calcext:value-type="string">
            <text:p>http://www.cs.ucsb.edu/~bultan/composite/</text:p>
          </table:table-cell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Kiasan/Bogor</text:p>
          </table:table-cell>
          <table:table-cell/>
          <table:table-cell office:value-type="string" calcext:value-type="string">
            <text:p>http://bogor.projects.cs.ksu.edu/manual/</text:p>
          </table:table-cell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PtYasm</text:p>
          </table:table-cell>
          <table:table-cell/>
          <table:table-cell office:value-type="string" calcext:value-type="string">
            <text:p>www.cs.toronto.edu/~tomhart/ptyasm</text:p>
          </table:table-cell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Assert</text:p>
          </table:table-cell>
          <table:table-cell/>
          <table:table-cell office:value-type="string" calcext:value-type="string">
            <text:p>http://mir.cs.illinois.edu/reassert</text:p>
          </table:table-cell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GUIZMO</text:p>
          </table:table-cell>
          <table:table-cell/>
          <table:table-cell office:value-type="string" calcext:value-type="string">
            <text:p>http://modelum.es/trac/guizmo/</text:p>
          </table:table-cell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JFlow</text:p>
          </table:table-cell>
          <table:table-cell/>
          <table:table-cell office:value-type="string" calcext:value-type="string">
            <text:p>http://vazexqi.github.io/JFlow/</text:p>
          </table:table-cell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CSeq</text:p>
          </table:table-cell>
          <table:table-cell/>
          <table:table-cell office:value-type="string" calcext:value-type="string">
            <text:p>http://users.ecs.soton.ac.uk/gp4/cseq/files/cseq-0.5.zip</text:p>
          </table:table-cell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Lotrack</text:p>
          </table:table-cell>
          <table:table-cell/>
          <table:table-cell office:value-type="string" calcext:value-type="string">
            <text:p>https://github.com/MaxLillack/Lotrack</text:p>
          </table:table-cell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MPAnalyzer</text:p>
          </table:table-cell>
          <table:table-cell/>
          <table:table-cell office:value-type="string" calcext:value-type="string">
            <text:p>https://github.com/YoshikiHigo/MPAnalyzer</text:p>
          </table:table-cell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GumTree</text:p>
          </table:table-cell>
          <table:table-cell/>
          <table:table-cell office:value-type="string" calcext:value-type="string">
            <text:p>https://github.com/jrfaller/gumtree</text:p>
          </table:table-cell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PARTA</text:p>
          </table:table-cell>
          <table:table-cell/>
          <table:table-cell office:value-type="string" calcext:value-type="string">
            <text:p>http://types.cs.washington.edu/sparta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19:11:24.9595236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23:31:15.819568093</meta:creation-date>
    <dc:date>2017-02-14T19:23:02.480700055</dc:date>
    <meta:editing-duration>P1DT5H29M32S</meta:editing-duration>
    <meta:editing-cycles>211</meta:editing-cycles>
    <meta:generator>LibreOffice/5.2.5.1$Linux_X86_64 LibreOffice_project/20m0$Build-1</meta:generator>
    <meta:document-statistic meta:table-count="3" meta:cell-count="7991" meta:object-count="0"/>
  </office:meta>
</office:document-meta>
</file>